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sans-serif" svg:font-family="sans-serif"/>
    <style:font-face style:name="Arial" svg:font-family="Arial" style:font-family-generic="swiss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size="11pt" officeooo:rsid="00140147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Text_20_body">
      <style:text-properties fo:font-size="11pt" officeooo:paragraph-rsid="0015ed5d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font-size="11pt" fo:font-weight="normal" officeooo:rsid="0015ed5d" style:font-size-asian="11pt" style:font-weight-asian="normal" style:font-size-complex="11pt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size="11pt" officeooo:rsid="0015ed5d" officeooo:paragraph-rsid="0015ed5d" style:font-size-asian="11pt" style:font-size-complex="11pt"/>
    </style:style>
    <style:style style:name="P7" style:family="paragraph" style:parent-style-name="Text_20_body" style:list-style-name="L1">
      <style:paragraph-properties fo:text-align="justify" style:justify-single-word="false"/>
      <style:text-properties fo:font-size="11pt" officeooo:rsid="00194f07" officeooo:paragraph-rsid="002663db" style:font-size-asian="11pt" style:font-size-complex="11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size="11pt" officeooo:rsid="00194f07" officeooo:paragraph-rsid="00194f07" style:font-size-asian="11pt" style:font-size-complex="11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1a96f8" style:font-size-asian="11pt" style:font-size-complex="11pt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size="11pt" officeooo:rsid="001a96f8" officeooo:paragraph-rsid="002229c3" style:font-size-asian="11pt" style:font-size-complex="11pt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size="11pt" fo:font-style="normal" officeooo:rsid="001a96f8" officeooo:paragraph-rsid="001a96f8" style:font-size-asian="11pt" style:font-style-asian="normal" style:font-size-complex="11pt" style:font-style-complex="normal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size="11pt" fo:font-style="normal" officeooo:rsid="001ba03b" officeooo:paragraph-rsid="001ba03b" style:font-size-asian="11pt" style:font-style-asian="normal" style:font-size-complex="11pt" style:font-style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2c6836"/>
    </style:style>
    <style:style style:name="P14" style:family="paragraph" style:parent-style-name="Text_20_body" style:list-style-name="L1">
      <style:paragraph-properties fo:text-align="justify" style:justify-single-word="false"/>
      <style:text-properties fo:color="#000000" fo:font-size="11pt" officeooo:rsid="00194f07" officeooo:paragraph-rsid="00194f07" style:font-size-asian="11pt" style:font-size-complex="11pt"/>
    </style:style>
    <style:style style:name="P15" style:family="paragraph" style:parent-style-name="Text_20_body" style:list-style-name="L2">
      <style:paragraph-properties fo:text-align="justify" style:justify-single-word="false"/>
      <style:text-properties fo:color="#000000" style:font-name="Arial1" fo:font-size="11pt" fo:font-style="normal" fo:font-weight="bold" officeooo:rsid="001ba03b" officeooo:paragraph-rsid="001ba03b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94f07" officeooo:paragraph-rsid="00194f07" style:font-size-asian="11pt" style:font-size-complex="11pt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2663db" officeooo:paragraph-rsid="002852db" style:font-size-asian="11pt" style:font-size-complex="11pt"/>
    </style:style>
    <style:style style:name="P18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2663db" officeooo:paragraph-rsid="002852db" style:font-size-asian="11pt" style:font-size-complex="11pt"/>
    </style:style>
    <style:style style:name="P1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ba03b" officeooo:paragraph-rsid="002c6836" style:font-size-asian="11pt" style:font-style-asian="normal" style:font-size-complex="11pt" style:font-style-complex="normal"/>
    </style:style>
    <style:style style:name="P20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Arial1" fo:font-size="11pt" fo:letter-spacing="normal" fo:font-style="normal" fo:font-weight="normal" officeooo:rsid="001ba03b" officeooo:paragraph-rsid="002c6836" style:font-size-asian="11pt" style:font-style-asian="normal" style:font-size-complex="11pt" style:font-style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1" fo:font-size="11pt" fo:font-style="normal" fo:font-weight="normal" officeooo:paragraph-rsid="002852db" style:font-size-asian="11pt" style:font-size-complex="11pt"/>
    </style:style>
    <style:style style:name="P22" style:family="paragraph" style:parent-style-name="Text_20_body" style:list-style-name="L3">
      <style:paragraph-properties fo:text-align="justify" style:justify-single-word="false"/>
      <style:text-properties fo:color="#3333ff" fo:font-size="11pt" officeooo:rsid="001e629d" officeooo:paragraph-rsid="001e629d" style:font-size-asian="11pt" style:font-size-complex="11pt"/>
    </style:style>
    <style:style style:name="P23" style:family="paragraph" style:parent-style-name="Heading_20_2">
      <style:text-properties fo:font-size="14pt" style:font-size-asian="14pt" style:font-size-complex="14pt"/>
    </style:style>
    <style:style style:name="P24" style:family="paragraph" style:parent-style-name="Heading_20_2">
      <style:text-properties fo:font-size="14pt" officeooo:rsid="0015ed5d" officeooo:paragraph-rsid="0015ed5d" style:font-size-asian="14pt" style:font-size-complex="14pt"/>
    </style:style>
    <style:style style:name="P25" style:family="paragraph" style:parent-style-name="Heading_20_2">
      <style:text-properties fo:font-size="14pt" officeooo:rsid="00194f07" officeooo:paragraph-rsid="00194f07" style:font-size-asian="14pt" style:font-size-complex="14pt"/>
    </style:style>
    <style:style style:name="T1" style:family="text">
      <style:text-properties officeooo:rsid="0015ed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ed5d" style:font-weight-asian="bold" style:font-weight-complex="bold"/>
    </style:style>
    <style:style style:name="T4" style:family="text">
      <style:text-properties fo:font-weight="normal" officeooo:rsid="0015ed5d" style:font-weight-asian="normal" style:font-weight-complex="normal"/>
    </style:style>
    <style:style style:name="T5" style:family="text">
      <style:text-properties fo:font-weight="normal" officeooo:rsid="002ab938" style:font-weight-asian="normal" style:font-weight-complex="normal"/>
    </style:style>
    <style:style style:name="T6" style:family="text">
      <style:text-properties fo:font-weight="normal" officeooo:rsid="002ec7eb" style:font-weight-asian="normal" style:font-weight-complex="normal"/>
    </style:style>
    <style:style style:name="T7" style:family="text">
      <style:text-properties officeooo:rsid="00178d1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6cab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c6cab"/>
    </style:style>
    <style:style style:name="T12" style:family="text">
      <style:text-properties officeooo:rsid="0020542e"/>
    </style:style>
    <style:style style:name="T13" style:family="text">
      <style:text-properties officeooo:rsid="002229c3"/>
    </style:style>
    <style:style style:name="T14" style:family="text">
      <style:text-properties fo:font-variant="normal" fo:text-transform="none" style:font-name="Arial1" fo:letter-spacing="normal" fo:font-style="normal" fo:font-weight="normal"/>
    </style:style>
    <style:style style:name="T15" style:family="text">
      <style:text-properties fo:font-variant="normal" fo:text-transform="none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letter-spacing="normal" fo:font-weight="normal" style:font-weight-asian="normal" style:font-weight-complex="normal"/>
    </style:style>
    <style:style style:name="T17" style:family="text">
      <style:text-properties fo:font-variant="normal" fo:text-transform="none" fo:letter-spacing="normal" fo:font-weight="normal" officeooo:rsid="002c6836" style:font-weight-asian="normal" style:font-weight-complex="normal"/>
    </style:style>
    <style:style style:name="T18" style:family="text">
      <style:text-properties fo:letter-spacing="normal" officeooo:rsid="002852db" style:font-weight-asian="normal" style:font-weight-complex="normal"/>
    </style:style>
    <style:style style:name="T19" style:family="text">
      <style:text-properties fo:font-size="11pt" officeooo:rsid="00194f07" style:font-size-asian="11pt" style:font-size-complex="11pt"/>
    </style:style>
    <style:style style:name="T20" style:family="text">
      <style:text-properties fo:font-size="11pt" officeooo:rsid="002c6836" style:font-size-asian="11pt" style:font-size-complex="11pt"/>
    </style:style>
    <style:style style:name="T21" style:family="text">
      <style:text-properties officeooo:rsid="002663db"/>
    </style:style>
    <style:style style:name="T22" style:family="text">
      <style:text-properties officeooo:rsid="002852db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2852db" style:font-weight-asian="normal" style:font-weight-complex="normal"/>
    </style:style>
    <style:style style:name="T25" style:family="text">
      <style:text-properties officeooo:rsid="002a1f6b"/>
    </style:style>
    <style:style style:name="T26" style:family="text">
      <style:text-properties officeooo:rsid="002ab938"/>
    </style:style>
    <style:style style:name="T27" style:family="text">
      <style:text-properties officeooo:rsid="002c6836"/>
    </style:style>
    <style:style style:name="T28" style:family="text">
      <style:text-properties officeooo:rsid="002e5153"/>
    </style:style>
    <style:style style:name="T29" style:family="text">
      <style:text-properties officeooo:rsid="002ec7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Descrição do Aplicativo</text:h>
      <text:p text:style-name="P1"/>
      <text:p text:style-name="P2"><text:tab/>O aplicativo <text:span text:style-name="T11">intitulado </text:span><text:span text:style-name="T9">MaBiBookz</text:span> consiste na troca e doações de livros, onde o foco para recebê-los são instituições públicas e projetos de inclusão, sendo estas bibliotecas, escolas em geral, creches e etc. </text:p>
      <text:p text:style-name="P3"><text:tab/><text:span text:style-name="T1">Entrando no </text:span><text:span text:style-name="T9">MaBiBookz</text:span><text:span text:style-name="T1">, a instituição fará um cadastro </text:span><text:span text:style-name="T3">bem específico </text:span><text:span text:style-name="T4">contendo informações que possam ajudar </text:span><text:span text:style-name="T5">o usuário, </text:span><text:span text:style-name="T4">quando houver interesse em doar ou receber algum livro. Por exemplo, caso uma instituição trabalhe apenas com crianças de 3 a 6 anos, não faria sentido receber livros </text:span><text:span text:style-name="T6">de autores </text:span><text:span text:style-name="T4">como Machado de Assis, e sim, livros de contos próprios para essa </text:span><text:span text:style-name="T6">faixa etária</text:span><text:span text:style-name="T4">. Essas informações serviriam para que tais erros não ocorr</text:span><text:span text:style-name="T6">esse</text:span><text:span text:style-name="T4">m. As instituições cadastradas podem especificar os tipos de livros que desejam receber, tendo abertura para literatura em geral, livros infantis, materiais didáticos e etc.</text:span></text:p>
      <text:p text:style-name="P5"/>
      <text:h text:style-name="P24" text:outline-level="2">Requisitos Não Funcionais </text:h>
      <text:p text:style-name="P4"/>
      <text:list xml:id="list3339134184667227065" text:style-name="L1">
        <text:list-item>
          <text:p text:style-name="P6">Protocolos – <text:span text:style-name="T7">HTTP, HTTPs, SMTP, IRC, POP3, IMAP e SNMP;</text:span></text:p>
        </text:list-item>
        <text:list-item>
          <text:p text:style-name="P7">O sistema dev<text:span text:style-name="T21">erá ter v</text:span>ersão Mobile e Desktop;</text:p>
        </text:list-item>
        <text:list-item>
          <text:p text:style-name="P8">Linguage<text:span text:style-name="T22">ns</text:span> de programação;</text:p>
        </text:list-item>
        <text:list-item>
          <text:p text:style-name="P13"><text:span text:style-name="T19">O sistema deve ter baixo tempo de resposta, </text:span><text:span text:style-name="T20">até </text:span><text:span text:style-name="T15">3 segundos</text:span><text:span text:style-name="T19">;</text:span></text:p>
        </text:list-item>
        <text:list-item>
          <text:p text:style-name="P14"><text:span text:style-name="T14">A usabilidade do sistema deve ser de fácil aprendizagem;</text:span> </text:p>
        </text:list-item>
        <text:list-item>
          <text:p text:style-name="P16"><text:span text:style-name="T21">Todos os</text:span> usuários deverão ter <text:span text:style-name="T28">acesso às algumas </text:span>informações <text:span text:style-name="T21">das instituições, ex: CNPJ, e-mail, logradouro, etc</text:span>;</text:p>
        </text:list-item>
        <text:list-item>
          <text:p text:style-name="P17">Informações pessoais dos usuários não podem ser vistas pelos <text:span text:style-name="T22">não </text:span>operadores do sistema; </text:p>
        </text:list-item>
        <text:list-item>
          <text:p text:style-name="P21"><text:span text:style-name="T18">O sistema funcionará com a ferramenta de Cálculos</text:span><text:span text:style-name="T23"> Remoto</text:span><text:span text:style-name="T24">s</text:span><text:span text:style-name="T23"> de Preços e Prazos </text:span><text:span text:style-name="T24">dos Correios;</text:span></text:p>
        </text:list-item>
        <text:list-item>
          <text:p text:style-name="P17">O <text:span text:style-name="T25">sistema</text:span> será disponibilizado em <text:span text:style-name="T25">português</text:span>, mas permiti<text:span text:style-name="T25">ndo</text:span> que versões em <text:span text:style-name="T25">outras línguas</text:span> possam ser produzidas sem necessidade de ter acesso ao código fonte;</text:p>
        </text:list-item>
        <text:list-item>
          <text:p text:style-name="P17">Suporte ao <text:span text:style-name="T25">usuário</text:span> será feito através d<text:span text:style-name="T25">o</text:span> site We<text:span text:style-name="T25">b ou e-mail;</text:span></text:p>
        </text:list-item>
        <text:list-item>
          <text:p text:style-name="P17">Compatibilidade com sistemas operacionais Windows,<text:span text:style-name="T26"> </text:span>Linux, <text:span text:style-name="T26">IOS e Android</text:span>;</text:p>
        </text:list-item>
        <text:list-item>
          <text:p text:style-name="P17">O sistema deve ser implementado <text:span text:style-name="T27">c</text:span>om banco de dados;</text:p>
        </text:list-item>
        <text:list-item>
          <text:p text:style-name="P17">O sistema deve permitir a inclusão, alteração e remoção de <text:span text:style-name="T27">usuários</text:span> com os seguintes atributos: nome, endereço, cidade, etc);</text:p>
        </text:list-item>
        <text:list-item>
          <text:p text:style-name="P17">Cada <text:span text:style-name="T27">envio</text:span> tem um único identificador;</text:p>
          <text:p text:style-name="P19"/>
          <text:p text:style-name="P14"><text:soft-page-break/></text:p>
        </text:list-item>
      </text:list>
      <text:h text:style-name="P25" text:outline-level="2">Requisitos Funcionais</text:h>
      <text:list xml:id="list1126716389680024088" text:style-name="L2">
        <text:list-header>
          <text:p text:style-name="P9"/>
        </text:list-header>
        <text:list-item>
          <text:p text:style-name="P9">Botão de login com e-mail e senha do usuário <text:span text:style-name="T28">e instituição,</text:span> para acess<text:span text:style-name="T13">o</text:span> <text:span text:style-name="T13">a conta/perfil do</text:span> <text:span text:style-name="T9">MaBiBookz</text:span>;</text:p>
        </text:list-item>
        <text:list-item>
          <text:p text:style-name="P10">Cadastro da conta do usuário <text:span text:style-name="T13">e da instituição</text:span>, para acessar as funcionalidades do <text:span text:style-name="T9">MaBiBookz</text:span> contendo e-mail, senha, logradouro da instituição se for o caso, logradouro pessoal e número para contato;</text:p>
        </text:list-item>
        <text:list-item>
          <text:p text:style-name="P18">Instituições devem obrigatoriamente cadastrar o CNPJ; </text:p>
        </text:list-item>
        <text:list-item>
          <text:p text:style-name="P9">Botão de busca, para encontrar livros desejados ou instituições que precisem dos mesmos;</text:p>
        </text:list-item>
        <text:list-item>
          <text:p text:style-name="P9">Botão de compartilhar <text:span text:style-name="T12">nas redes sociais,</text:span> para divulgar instituições necessitadas;</text:p>
        </text:list-item>
        <text:list-item>
          <text:p text:style-name="P9">Botão “<text:span text:style-name="T8">Doe”, </text:span><text:span text:style-name="T10">para doar livros para uma instituição específica;</text:span></text:p>
        </text:list-item>
        <text:list-item>
          <text:p text:style-name="P11">Opção de troca de idioma para o <text:span text:style-name="T2">português, inglês e espanhol </text:span>para ser um aplicativo de acesso amplo mundialmente, podendo ser expandido para outros idiomas posteriormente;</text:p>
        </text:list-item>
        <text:list-item>
          <text:p text:style-name="P12">Tela de rastreio d<text:span text:style-name="T13">e livros enviados</text:span>, contendo os códigos de envio dos livros <text:span text:style-name="T13">para o monitoramento da entrega</text:span>;</text:p>
        </text:list-item>
        <text:list-item>
          <text:p text:style-name="P12">Chat, para diálogo entre instituições e pessoas interessadas, para que possam <text:span text:style-name="T29">confirmar</text:span> os livros certos a <text:span text:style-name="T13">serem</text:span> envia<text:span text:style-name="T13">dos</text:span> ou pedi<text:span text:style-name="T13">dos;</text:span></text:p>
        </text:list-item>
        <text:list-item>
          <text:p text:style-name="P20">O Sistema deve emitir um relatório de <text:span text:style-name="T26">entrega</text:span> por <text:span text:style-name="T26">e-mail;</text:span></text:p>
        </text:list-item>
        <text:list-item>
          <text:p text:style-name="P15"><text:span text:style-name="T16">O</text:span><text:span text:style-name="T17">s</text:span><text:span text:style-name="T16"> </text:span><text:span text:style-name="T17">usuários e instituições cadastradas</text:span><text:span text:style-name="T16"> pode</text:span><text:span text:style-name="T17">m</text:span><text:span text:style-name="T16"> consultar seus dados no sistema;</text:span></text:p>
        </text:list-item>
      </text:list>
      <text:list xml:id="list2369812423084935688" text:style-name="L3">
        <text:list-header>
          <text:p text:style-name="P22"/>
          <text:p text:style-name="P22">https://cacoo.com/diagrams/4cJsqAgzJE5Cf5O6</text:p>
        </text:list-header>
      </text:list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sans-serif" svg:font-family="sans-serif"/>
    <style:font-face style:name="Arial" svg:font-family="Arial" style:font-family-generic="swiss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8:41:12.687541061</meta:creation-date>
    <meta:generator>LibreOffice/5.1.6.2$Linux_X86_64 LibreOffice_project/10m0$Build-2</meta:generator>
    <dc:date>2017-11-08T11:17:54.651877972</dc:date>
    <meta:editing-duration>PT53M4S</meta:editing-duration>
    <meta:editing-cycles>10</meta:editing-cycles>
    <meta:document-statistic meta:table-count="0" meta:image-count="0" meta:object-count="0" meta:page-count="2" meta:paragraph-count="35" meta:word-count="495" meta:character-count="3130" meta:non-whitespace-character-count="2685"/>
  </office:meta>
</office:document-meta>
</file>